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="solid" draw:fill-color="#eff494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="solid" draw:fill-color="#a9e2a9" draw:textarea-vertical-align="middle"/>
    </style:style>
    <style:style style:name="gr7" style:family="graphic" style:parent-style-name="standard">
      <style:graphic-properties draw:fill="solid" draw:fill-color="#e2b387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e2a9a9" draw:textarea-vertical-align="middle"/>
    </style:style>
    <style:style style:name="gr9" style:family="graphic" style:parent-style-name="standard">
      <style:graphic-properties draw:fill="solid" draw:fill-color="#cdcdfb" draw:textarea-horizontal-align="center" draw:textarea-vertical-align="middle"/>
    </style:style>
    <style:style style:name="gr10" style:family="graphic" style:parent-style-name="standard">
      <style:graphic-properties draw:fill="solid" draw:fill-color="#eff494" draw:textarea-horizontal-align="center" draw:textarea-vertical-align="middle"/>
    </style:style>
    <style:style style:name="gr11" style:family="graphic" style:parent-style-name="standard">
      <style:graphic-properties draw:fill="solid" draw:fill-color="#a9e2a9" draw:textarea-horizontal-align="center" draw:textarea-vertical-align="middle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fill-color="#e2b387" draw:textarea-horizontal-align="center" draw:textarea-vertical-align="middle"/>
    </style:style>
    <style:style style:name="gr13" style:family="graphic" style:parent-style-name="standard">
      <style:graphic-properties draw:fill="solid" draw:fill-color="#e2a9a9" draw:textarea-horizontal-align="center" draw:textarea-vertical-align="middle"/>
    </style:style>
    <style:style style:name="gr14" style:family="graphic" style:parent-style-name="standard">
      <style:graphic-properties draw:fill="solid" draw:fill-color="#e2a9a9" draw:textarea-horizontal-align="center" draw:textarea-vertical-align="middle"/>
    </style:style>
    <style:style style:name="gr15" style:family="graphic" style:parent-style-name="standard">
      <style:graphic-properties draw:fill="solid" draw:fill-color="#cccccc" draw:textarea-horizontal-align="center" draw:textarea-vertical-align="middle"/>
    </style:style>
    <style:style style:name="gr16" style:family="graphic" style:parent-style-name="standard">
      <style:graphic-properties draw:fill="solid" draw:fill-color="#a9e2a9" draw:textarea-horizontal-align="justify" draw:textarea-vertical-align="middle" draw:auto-grow-height="false" fo:min-height="0cm" fo:min-width="0cm"/>
    </style:style>
    <style:style style:name="gr17" style:family="graphic" style:parent-style-name="objectwithoutfill">
      <style:graphic-properties draw:marker-start="Arrow" draw:marker-start-width="0.3cm" draw:marker-end="Arrow" draw:marker-end-width="0.3cm" draw:fill="none" draw:fill-color="#a9e2a9" draw:textarea-horizontal-align="center" draw:textarea-vertical-align="middle"/>
    </style:style>
    <style:style style:name="gr18" style:family="graphic" style:parent-style-name="standard">
      <style:graphic-properties draw:fill="solid" draw:fill-color="#a9e2a9" draw:textarea-horizontal-align="center" draw:textarea-vertical-align="middle"/>
    </style:style>
    <style:style style:name="gr19" style:family="graphic" style:parent-style-name="standard">
      <style:graphic-properties draw:textarea-horizontal-align="center" draw:textarea-vertical-align="middle"/>
    </style:style>
    <style:style style:name="gr2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1" style:family="graphic" style:parent-style-name="standard">
      <style:graphic-properties draw:fill="solid" draw:fill-color="#cdcdfb" draw:textarea-vertical-align="middle"/>
    </style:style>
    <style:style style:name="gr2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3" style:family="graphic" style:parent-style-name="standard">
      <style:graphic-properties draw:fill="solid" draw:fill-color="#e2a9a9" draw:textarea-vertical-align="middle"/>
    </style:style>
    <style:style style:name="gr24" style:family="graphic" style:parent-style-name="objectwithoutfill">
      <style:graphic-properties draw:marker-start="Arrow" draw:marker-start-width="0.3cm" draw:marker-end="Arrow" draw:marker-end-width="0.3cm" draw:fill="none" draw:fill-color="#e2a9a9" draw:textarea-vertical-align="middle"/>
    </style:style>
    <style:style style:name="gr25" style:family="graphic" style:parent-style-name="objectwithoutfill">
      <style:graphic-properties draw:marker-start="Arrow" draw:marker-start-width="0.3cm" draw:marker-end="Arrow" draw:marker-end-width="0.3cm" draw:fill="none" draw:fill-color="#a9e2a9" draw:textarea-vertical-align="middle"/>
    </style:style>
    <style:style style:name="gr26" style:family="graphic" style:parent-style-name="standard">
      <style:graphic-properties draw:fill="solid" draw:fill-color="#a9e2a9" draw:textarea-vertical-align="middle"/>
    </style:style>
    <style:style style:name="gr27" style:family="graphic" style:parent-style-name="objectwithoutfill">
      <style:graphic-properties draw:marker-end="Arrow" draw:marker-end-width="0.3cm" draw:fill="none" draw:fill-color="#a9e2a9" draw:textarea-vertical-align="middle"/>
    </style:style>
    <style:style style:name="gr28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fo:font-size="12pt"/>
    </style:style>
    <style:style style:name="T3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rect draw:style-name="gr1" draw:text-style-name="P1" draw:layer="layout" svg:width="0.001cm" svg:height="0.317cm" svg:x="1.27cm" svg:y="-0.317cm">
          <text:p/>
        </draw:rect>
        <draw:rect draw:style-name="gr2" draw:text-style-name="P1" xml:id="id1" draw:id="id1" draw:layer="layout" svg:width="3.492cm" svg:height="1.588cm" svg:x="1.587cm" svg:y="1.587cm">
          <text:p text:style-name="P1">stout</text:p>
        </draw:rect>
        <draw:rect draw:style-name="gr2" draw:text-style-name="P1" xml:id="id2" draw:id="id2" draw:layer="layout" svg:width="3.492cm" svg:height="1.588cm" svg:x="1.587cm" svg:y="5.714cm">
          <text:p text:style-name="P1">user =</text:p>
        </draw:rect>
        <draw:rect draw:style-name="gr2" draw:text-style-name="P1" xml:id="id3" draw:id="id3" draw:layer="layout" svg:width="3.492cm" svg:height="1.588cm" svg:x="10.16cm" svg:y="18.097cm">
          <text:p text:style-name="P1">jamesold</text:p>
        </draw:rect>
        <draw:rect draw:style-name="gr3" draw:text-style-name="P1" xml:id="id4" draw:id="id4" draw:layer="layout" svg:width="3.492cm" svg:height="1.588cm" svg:x="17.145cm" svg:y="18.097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home</text:p>
        </draw:rect>
        <draw:connector draw:style-name="gr4" draw:text-style-name="P1" draw:layer="layout" svg:x1="3.333cm" svg:y1="3.175cm" svg:x2="3.333cm" svg:y2="5.714cm" draw:start-shape="id1" draw:start-glue-point="2" draw:end-shape="id2" draw:end-glue-point="0" svg:d="M3333 3175v2539">
          <text:p/>
        </draw:connector>
        <draw:connector draw:style-name="gr4" draw:text-style-name="P1" draw:layer="layout" svg:x1="5.079cm" svg:y1="6.508cm" svg:x2="10.16cm" svg:y2="18.891cm" draw:start-shape="id2" draw:start-glue-point="1" draw:end-shape="id3" draw:end-glue-point="3" svg:d="M5079 6508h2541v12383h2540">
          <text:p/>
        </draw:connector>
        <draw:connector draw:style-name="gr4" draw:text-style-name="P1" draw:layer="layout" svg:x1="13.652cm" svg:y1="18.891cm" svg:x2="17.145cm" svg:y2="18.891cm" draw:start-shape="id3" draw:start-glue-point="1" draw:end-shape="id4" draw:end-glue-point="3" svg:d="M13652 18891h3493">
          <text:p/>
        </draw:connector>
        <draw:rect draw:style-name="gr2" draw:text-style-name="P1" xml:id="id5" draw:id="id5" draw:layer="layout" svg:width="3.492cm" svg:height="1.588cm" svg:x="10.16cm" svg:y="8.572cm">
          <text:p text:style-name="P1">junior</text:p>
        </draw:rect>
        <draw:connector draw:style-name="gr4" draw:text-style-name="P1" draw:layer="layout" svg:x1="5.079cm" svg:y1="6.508cm" svg:x2="10.16cm" svg:y2="9.366cm" draw:start-shape="id2" draw:start-glue-point="1" draw:end-shape="id5" draw:end-glue-point="3" svg:d="M5079 6508h2541v2858h2540">
          <text:p/>
        </draw:connector>
        <draw:rect draw:style-name="gr3" draw:text-style-name="P1" xml:id="id6" draw:id="id6" draw:layer="layout" svg:width="4.445cm" svg:height="1.588cm" svg:x="17.145cm" svg:y="8.572cm">
          <office:event-listeners>
            <presentation:event-listener script:event-name="dom:click" presentation:action="show" xlink:href="#page3" xlink:type="simple" xlink:show="embed" xlink:actuate="onRequest"/>
          </office:event-listeners>
          <text:p text:style-name="P1">junior/home</text:p>
        </draw:rect>
        <draw:connector draw:style-name="gr4" draw:text-style-name="P1" draw:layer="layout" svg:x1="13.652cm" svg:y1="9.366cm" svg:x2="17.145cm" svg:y2="9.366cm" draw:start-shape="id5" draw:start-glue-point="1" draw:end-shape="id6" draw:end-glue-point="3" svg:d="M13652 9366h3493">
          <text:p/>
        </draw:connector>
        <draw:rect draw:style-name="gr2" draw:text-style-name="P1" xml:id="id7" draw:id="id7" draw:layer="layout" svg:width="3.492cm" svg:height="1.588cm" svg:x="10.16cm" svg:y="12.699cm">
          <text:p text:style-name="P1">john</text:p>
        </draw:rect>
        <draw:connector draw:style-name="gr4" draw:text-style-name="P1" draw:layer="layout" svg:x1="5.079cm" svg:y1="6.508cm" svg:x2="10.16cm" svg:y2="13.493cm" draw:start-shape="id2" draw:start-glue-point="1" draw:end-shape="id7" draw:end-glue-point="3" svg:d="M5079 6508h2541v6985h2540">
          <text:p/>
        </draw:connector>
        <draw:rect draw:style-name="gr3" draw:text-style-name="P1" xml:id="id8" draw:id="id8" draw:layer="layout" svg:width="4.445cm" svg:height="1.588cm" svg:x="17.145cm" svg:y="12.699cm">
          <office:event-listeners>
            <presentation:event-listener script:event-name="dom:click" presentation:action="show" xlink:href="#page4" xlink:type="simple" xlink:show="embed" xlink:actuate="onRequest"/>
          </office:event-listeners>
          <text:p text:style-name="P1">claims</text:p>
        </draw:rect>
        <draw:connector draw:style-name="gr4" draw:text-style-name="P1" draw:layer="layout" svg:x1="13.652cm" svg:y1="13.493cm" svg:x2="17.145cm" svg:y2="13.493cm" draw:start-shape="id7" draw:start-glue-point="1" draw:end-shape="id8" draw:end-glue-point="3" svg:d="M13652 13493h3493">
          <text:p/>
        </draw:connector>
        <draw:rect draw:style-name="gr2" draw:text-style-name="P1" xml:id="id9" draw:id="id9" draw:layer="layout" svg:width="3.492cm" svg:height="1.588cm" svg:x="10.16cm" svg:y="2.222cm">
          <text:p text:style-name="P1">james</text:p>
        </draw:rect>
        <draw:rect draw:style-name="gr3" draw:text-style-name="P1" xml:id="id10" draw:id="id10" draw:layer="layout" svg:width="4.445cm" svg:height="1.588cm" svg:x="17.145cm" svg:y="2.222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landing</text:p>
        </draw:rect>
        <draw:connector draw:style-name="gr4" draw:text-style-name="P1" draw:layer="layout" svg:x1="13.652cm" svg:y1="3.016cm" svg:x2="17.145cm" svg:y2="3.016cm" draw:start-shape="id9" draw:start-glue-point="1" draw:end-shape="id10" draw:end-glue-point="3" svg:d="M13652 3016h3493">
          <text:p/>
        </draw:connector>
        <draw:connector draw:style-name="gr4" draw:text-style-name="P1" draw:layer="layout" svg:x1="5.079cm" svg:y1="6.508cm" svg:x2="10.16cm" svg:y2="3.016cm" draw:start-shape="id2" draw:start-glue-point="1" draw:end-shape="id9" draw:end-glue-point="3" svg:d="M5079 6508h2541v-3492h2540">
          <text:p/>
        </draw:connecto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rect draw:style-name="gr3" draw:text-style-name="P1" xml:id="id12" draw:id="id12" draw:layer="layout" svg:width="3.492cm" svg:height="1.588cm" svg:x="2.223cm" svg:y="3.175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1">home</text:p>
        </draw:rect>
        <draw:rect draw:style-name="gr3" draw:text-style-name="P1" xml:id="id11" draw:id="id11" draw:layer="layout" svg:width="3.492cm" svg:height="1.588cm" svg:x="10.16cm" svg:y="3.175cm">
          <text:p text:style-name="P1">slideTray</text:p>
        </draw:rect>
        <draw:connector draw:style-name="gr4" draw:text-style-name="P1" draw:layer="layout" svg:x1="10.16cm" svg:y1="3.969cm" svg:x2="5.715cm" svg:y2="3.969cm" draw:start-shape="id11" draw:start-glue-point="3" draw:end-shape="id12" draw:end-glue-point="1" svg:d="M10160 3969h-4445">
          <text:p/>
        </draw:connector>
        <draw:rect draw:style-name="gr3" draw:text-style-name="P1" xml:id="id13" draw:id="id13" draw:layer="layout" svg:width="5.397cm" svg:height="1.588cm" svg:x="20.32cm" svg:y="1.587cm">
          <text:p text:style-name="P1">slides/worker</text:p>
        </draw:rect>
        <draw:rect draw:style-name="gr3" draw:text-style-name="P1" xml:id="id14" draw:id="id14" draw:layer="layout" svg:width="5.397cm" svg:height="1.588cm" svg:x="20.32cm" svg:y="3.809cm">
          <text:p text:style-name="P1">slides/trader</text:p>
        </draw:rect>
        <draw:rect draw:style-name="gr3" draw:text-style-name="P1" xml:id="id15" draw:id="id15" draw:layer="layout" svg:width="5.397cm" svg:height="1.588cm" svg:x="20.32cm" svg:y="6.349cm">
          <text:p text:style-name="P1">slides/stage</text:p>
        </draw:rect>
        <draw:rect draw:style-name="gr3" draw:text-style-name="P1" xml:id="id16" draw:id="id16" draw:layer="layout" svg:width="5.397cm" svg:height="1.588cm" svg:x="20.32cm" svg:y="8.572cm">
          <text:p text:style-name="P1">grapher</text:p>
        </draw:rect>
        <draw:connector draw:style-name="gr4" draw:text-style-name="P1" draw:layer="layout" svg:x1="20.32cm" svg:y1="2.381cm" svg:x2="13.652cm" svg:y2="3.969cm" draw:start-shape="id13" draw:start-glue-point="3" draw:end-shape="id11" draw:end-glue-point="1" svg:d="M20320 2381h-3334v1588h-3334">
          <text:p/>
        </draw:connector>
        <draw:connector draw:style-name="gr4" draw:text-style-name="P1" draw:layer="layout" svg:x1="20.32cm" svg:y1="4.603cm" svg:x2="13.652cm" svg:y2="3.969cm" draw:start-shape="id14" draw:start-glue-point="3" draw:end-shape="id11" draw:end-glue-point="1" svg:d="M20320 4603h-3334v-634h-3334">
          <text:p/>
        </draw:connector>
        <draw:connector draw:style-name="gr4" draw:text-style-name="P1" draw:layer="layout" svg:x1="20.32cm" svg:y1="7.143cm" svg:x2="13.652cm" svg:y2="3.969cm" draw:start-shape="id15" draw:start-glue-point="3" draw:end-shape="id11" draw:end-glue-point="1" svg:d="M20320 7143h-3334v-3174h-3334">
          <text:p/>
        </draw:connector>
        <draw:connector draw:style-name="gr4" draw:text-style-name="P1" draw:layer="layout" svg:x1="20.32cm" svg:y1="9.366cm" svg:x2="13.652cm" svg:y2="3.969cm" draw:start-shape="id16" draw:start-glue-point="3" draw:end-shape="id11" draw:end-glue-point="1" svg:d="M20320 9366h-3334v-5397h-3334">
          <text:p/>
        </draw:connector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rect draw:style-name="gr3" draw:text-style-name="P2" xml:id="id18" draw:id="id18" draw:layer="layout" svg:width="4.762cm" svg:height="1.588cm" svg:x="2.223cm" svg:y="3.175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1"><text:span text:style-name="T1">junior/home</text:span></text:p>
        </draw:rect>
        <draw:rect draw:style-name="gr3" draw:text-style-name="P2" xml:id="id17" draw:id="id17" draw:layer="layout" svg:width="8.255cm" svg:height="1.588cm" svg:x="15.24cm" svg:y="1.904cm">
          <text:p text:style-name="P1"><text:span text:style-name="T1">junior/load277</text:span></text:p>
        </draw:rect>
        <draw:rect draw:style-name="gr3" draw:text-style-name="P2" xml:id="id19" draw:id="id19" draw:layer="layout" svg:width="8.255cm" svg:height="1.588cm" svg:x="15.24cm" svg:y="4.126cm">
          <text:p text:style-name="P1"><text:span text:style-name="T1">junior/todo</text:span></text:p>
        </draw:rect>
        <draw:rect draw:style-name="gr3" draw:text-style-name="P2" xml:id="id20" draw:id="id20" draw:layer="layout" svg:width="8.255cm" svg:height="1.588cm" svg:x="15.24cm" svg:y="6.666cm">
          <text:p text:style-name="P1"><text:span text:style-name="T1">junior/billMedicaid</text:span></text:p>
        </draw:rect>
        <draw:rect draw:style-name="gr3" draw:text-style-name="P2" xml:id="id21" draw:id="id21" draw:layer="layout" svg:width="8.255cm" svg:height="1.588cm" svg:x="15.24cm" svg:y="8.889cm">
          <text:p text:style-name="P1"><text:span text:style-name="T1">junior/dbtables</text:span></text:p>
        </draw:rect>
        <draw:connector draw:style-name="gr4" draw:text-style-name="P1" draw:layer="layout" svg:x1="15.24cm" svg:y1="2.698cm" svg:x2="6.985cm" svg:y2="3.969cm" draw:start-shape="id17" draw:start-glue-point="3" draw:end-shape="id18" draw:end-glue-point="1" svg:d="M15240 2698h-4127v1271h-4128">
          <text:p/>
        </draw:connector>
        <draw:connector draw:style-name="gr4" draw:text-style-name="P1" draw:layer="layout" svg:x1="15.24cm" svg:y1="4.92cm" svg:x2="6.985cm" svg:y2="3.969cm" draw:start-shape="id19" draw:start-glue-point="3" draw:end-shape="id18" draw:end-glue-point="1" svg:d="M15240 4920h-4127v-951h-4128">
          <text:p/>
        </draw:connector>
        <draw:connector draw:style-name="gr4" draw:text-style-name="P1" draw:layer="layout" svg:x1="15.24cm" svg:y1="7.46cm" svg:x2="6.985cm" svg:y2="3.969cm" draw:start-shape="id20" draw:start-glue-point="3" draw:end-shape="id18" draw:end-glue-point="1" svg:d="M15240 7460h-4127v-3491h-4128">
          <text:p/>
        </draw:connector>
        <draw:connector draw:style-name="gr4" draw:text-style-name="P1" draw:layer="layout" svg:x1="15.24cm" svg:y1="9.683cm" svg:x2="6.985cm" svg:y2="3.969cm" draw:start-shape="id21" draw:start-glue-point="3" draw:end-shape="id18" draw:end-glue-point="1" svg:d="M15240 9683h-4127v-5714h-4128">
          <text:p/>
        </draw:connector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rect draw:style-name="gr3" draw:text-style-name="P2" xml:id="id23" draw:id="id23" draw:layer="layout" svg:width="4.762cm" svg:height="1.588cm" svg:x="2.223cm" svg:y="3.175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1"><text:span text:style-name="T1">claims</text:span></text:p>
        </draw:rect>
        <draw:rect draw:style-name="gr6" draw:text-style-name="P2" xml:id="id22" draw:id="id22" draw:layer="layout" svg:width="8.255cm" svg:height="1.588cm" svg:x="15.24cm" svg:y="1.904cm">
          <text:p text:style-name="P1"><text:span text:style-name="T1">denialmangement</text:span></text:p>
        </draw:rect>
        <draw:connector draw:style-name="gr4" draw:text-style-name="P1" draw:layer="layout" svg:x1="15.24cm" svg:y1="2.698cm" svg:x2="6.985cm" svg:y2="3.969cm" draw:start-shape="id22" draw:start-glue-point="3" draw:end-shape="id23" draw:end-glue-point="1" svg:d="M15240 2698h-4127v1271h-4128">
          <text:p/>
        </draw:connector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rect draw:style-name="gr3" draw:text-style-name="P2" xml:id="id25" draw:id="id25" draw:layer="layout" svg:width="3.492cm" svg:height="1.588cm" svg:x="2.54cm" svg:y="8.89cm">
          <office:event-listeners>
            <presentation:event-listener script:event-name="dom:click" presentation:action="show" xlink:href="#page6" xlink:type="simple" xlink:show="embed" xlink:actuate="onRequest"/>
          </office:event-listeners>
          <text:p text:style-name="P1"><text:span text:style-name="T1">landing</text:span></text:p>
        </draw:rect>
        <draw:rect draw:style-name="gr6" draw:text-style-name="P2" xml:id="id31" draw:id="id31" draw:layer="layout" svg:width="3.175cm" svg:height="1.271cm" svg:x="10.795cm" svg:y="8.17cm">
          <text:p text:style-name="P1"><text:span text:style-name="T1">$coins</text:span></text:p>
        </draw:rect>
        <draw:rect draw:style-name="gr6" draw:text-style-name="P2" xml:id="id30" draw:id="id30" draw:layer="layout" svg:width="5.08cm" svg:height="1.271cm" svg:x="10.795cm" svg:y="5.829cm">
          <text:p text:style-name="P1"><text:span text:style-name="T1">$characterSheet</text:span></text:p>
        </draw:rect>
        <draw:rect draw:style-name="gr6" draw:text-style-name="P2" xml:id="id27" draw:id="id27" draw:layer="layout" svg:width="3.175cm" svg:height="1.271cm" svg:x="10.795cm" svg:y="1.119cm">
          <text:p text:style-name="P1"><text:span text:style-name="T1">$splash</text:span></text:p>
        </draw:rect>
        <draw:rect draw:style-name="gr6" draw:text-style-name="P2" xml:id="id33" draw:id="id33" draw:layer="layout" svg:width="1.27cm" svg:height="1.271cm" svg:x="25.718cm" svg:y="12.998cm">
          <text:p text:style-name="P1"><text:span text:style-name="T1">$d</text:span></text:p>
        </draw:rect>
        <draw:rect draw:style-name="gr6" draw:text-style-name="P2" xml:id="id32" draw:id="id32" draw:layer="layout" svg:width="4.762cm" svg:height="1.271cm" svg:x="10.795cm" svg:y="12.998cm">
          <text:p text:style-name="P1"><text:span text:style-name="T1">$newCharacter</text:span></text:p>
        </draw:rect>
        <draw:rect draw:style-name="gr6" draw:text-style-name="P2" xml:id="id29" draw:id="id29" draw:layer="layout" svg:width="3.81cm" svg:height="1.271cm" svg:x="10.795cm" svg:y="10.394cm">
          <text:p text:style-name="P1"><text:span text:style-name="T1">$database</text:span></text:p>
        </draw:rect>
        <draw:rect draw:style-name="gr6" draw:text-style-name="P2" xml:id="id28" draw:id="id28" draw:layer="layout" svg:width="3.175cm" svg:height="1.271cm" svg:x="10.795cm" svg:y="3.426cm">
          <text:p text:style-name="P1"><text:span text:style-name="T1">$map</text:span></text:p>
        </draw:rect>
        <draw:custom-shape draw:style-name="gr7" draw:text-style-name="P1" xml:id="id24" draw:id="id24" draw:layer="layout" svg:width="1.27cm" svg:height="1.27cm" svg:x="0.952cm" svg:y="0.952cm">
          <office:event-listeners>
            <presentation:event-listener script:event-name="dom:click" presentation:action="show" xlink:href="#page1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svg:x1="1.587cm" svg:y1="2.222cm" svg:x2="2.54cm" svg:y2="9.684cm" draw:start-shape="id24" draw:start-glue-point="8" draw:end-shape="id25" draw:end-glue-point="3" svg:d="M1587 2222v7462h953">
          <text:p/>
        </draw:connector>
        <draw:rect draw:style-name="gr6" draw:text-style-name="P2" xml:id="id26" draw:id="id26" draw:layer="layout" svg:width="3.175cm" svg:height="1.271cm" svg:x="3.175cm" svg:y="3.81cm">
          <text:p text:style-name="P1"><text:span text:style-name="T1">$data</text:span></text:p>
        </draw:rect>
        <draw:connector draw:style-name="gr1" draw:text-style-name="P1" draw:layer="layout" svg:x1="1.587cm" svg:y1="2.222cm" svg:x2="3.175cm" svg:y2="4.445cm" draw:start-shape="id24" draw:start-glue-point="8" draw:end-shape="id26" draw:end-glue-point="3" svg:d="M1587 2222v2223h1588">
          <text:p/>
        </draw:connector>
        <draw:connector draw:style-name="gr4" draw:text-style-name="P1" draw:layer="layout" draw:type="line" svg:x1="4.762cm" svg:y1="5.081cm" svg:x2="4.286cm" svg:y2="8.89cm" draw:start-shape="id26" draw:start-glue-point="2" draw:end-shape="id25" draw:end-glue-point="0" svg:d="M4762 5081l-476 3809">
          <text:p/>
        </draw:connector>
        <draw:connector draw:style-name="gr1" draw:text-style-name="P1" draw:layer="layout" svg:x1="10.795cm" svg:y1="1.754cm" svg:x2="6.35cm" svg:y2="4.445cm" draw:start-shape="id27" draw:start-glue-point="3" draw:end-shape="id26" draw:end-glue-point="1" svg:d="M10795 1754h-2222v2691h-2223">
          <text:p/>
        </draw:connector>
        <draw:connector draw:style-name="gr1" draw:text-style-name="P1" draw:layer="layout" svg:x1="10.795cm" svg:y1="4.061cm" svg:x2="6.35cm" svg:y2="4.445cm" draw:start-shape="id28" draw:start-glue-point="3" draw:end-shape="id26" draw:end-glue-point="1" svg:d="M10795 4061h-2222v384h-2223">
          <text:p/>
        </draw:connector>
        <draw:connector draw:style-name="gr1" draw:text-style-name="P1" draw:layer="layout" svg:x1="10.795cm" svg:y1="11.029cm" svg:x2="6.35cm" svg:y2="4.445cm" draw:start-shape="id29" draw:start-glue-point="3" draw:end-shape="id26" svg:d="M10795 11029h-2222v-6584h-2223">
          <text:p/>
        </draw:connector>
        <draw:connector draw:style-name="gr1" draw:text-style-name="P1" draw:layer="layout" svg:x1="10.795cm" svg:y1="6.464cm" svg:x2="6.35cm" svg:y2="4.445cm" draw:start-shape="id30" draw:start-glue-point="3" draw:end-shape="id26" draw:end-glue-point="1" svg:d="M10795 6464h-2222v-2019h-2223">
          <text:p/>
        </draw:connector>
        <draw:connector draw:style-name="gr1" draw:text-style-name="P1" draw:layer="layout" svg:x1="10.795cm" svg:y1="8.805cm" svg:x2="6.35cm" svg:y2="4.445cm" draw:start-shape="id31" draw:start-glue-point="3" draw:end-shape="id26" draw:end-glue-point="1" svg:d="M10795 8805h-2222v-4360h-2223">
          <text:p/>
        </draw:connector>
        <draw:connector draw:style-name="gr1" draw:text-style-name="P1" draw:layer="layout" svg:x1="10.795cm" svg:y1="13.633cm" svg:x2="6.35cm" svg:y2="4.445cm" draw:start-shape="id32" draw:start-glue-point="3" draw:end-shape="id26" draw:end-glue-point="1" svg:d="M10795 13633h-2222v-9188h-2223">
          <text:p/>
        </draw:connector>
        <draw:rect draw:style-name="gr3" draw:text-style-name="P2" xml:id="id34" draw:id="id34" draw:layer="layout" svg:width="6.35cm" svg:height="1.271cm" svg:x="17.463cm" svg:y="12.999cm">
          <text:p text:style-name="P1"><text:span text:style-name="T1">dnd/newCharacter</text:span></text:p>
        </draw:rect>
        <draw:rect draw:style-name="gr3" draw:text-style-name="P2" xml:id="id35" draw:id="id35" draw:layer="layout" svg:width="4.128cm" svg:height="1.271cm" svg:x="15.874cm" svg:y="8.17cm">
          <office:event-listeners>
            <presentation:event-listener script:event-name="dom:click" presentation:action="show" xlink:href="#page7" xlink:type="simple" xlink:show="embed" xlink:actuate="onRequest"/>
          </office:event-listeners>
          <text:p text:style-name="P1"><text:span text:style-name="T1">trader</text:span></text:p>
        </draw:rect>
        <draw:rect draw:style-name="gr3" draw:text-style-name="P2" xml:id="id36" draw:id="id36" draw:layer="layout" svg:width="6.032cm" svg:height="1.271cm" svg:x="18.098cm" svg:y="5.829cm">
          <text:p text:style-name="P1"><text:span text:style-name="T1">classes/charSheet</text:span></text:p>
        </draw:rect>
        <draw:rect draw:style-name="gr3" draw:text-style-name="P2" xml:id="id37" draw:id="id37" draw:layer="layout" svg:width="6.033cm" svg:height="1.271cm" svg:x="20.002cm" svg:y="10.394cm">
          <text:p text:style-name="P1"><text:span text:style-name="T1">classes/localdb</text:span></text:p>
        </draw:rect>
        <draw:rect draw:style-name="gr3" draw:text-style-name="P2" xml:id="id38" draw:id="id38" draw:layer="layout" svg:width="5.715cm" svg:height="1.271cm" svg:x="18.097cm" svg:y="3.426cm">
          <text:p text:style-name="P1"><text:span text:style-name="T1">classes/map</text:span></text:p>
        </draw:rect>
        <draw:rect draw:style-name="gr3" draw:text-style-name="P2" xml:id="id39" draw:id="id39" draw:layer="layout" svg:width="6.667cm" svg:height="1.271cm" svg:x="18.097cm" svg:y="1.121cm">
          <text:p text:style-name="P1"><text:span text:style-name="T1">slides/lampSetup</text:span></text:p>
        </draw:rect>
        <draw:connector draw:style-name="gr4" draw:text-style-name="P1" draw:layer="layout" draw:type="line" svg:x1="25.718cm" svg:y1="13.633cm" svg:x2="23.813cm" svg:y2="13.634cm" draw:start-shape="id33" draw:start-glue-point="3" draw:end-shape="id34" draw:end-glue-point="1" svg:d="M25718 13633l-1905 1">
          <text:p/>
        </draw:connector>
        <draw:connector draw:style-name="gr4" draw:text-style-name="P1" draw:layer="layout" draw:type="line" svg:x1="17.463cm" svg:y1="13.634cm" svg:x2="15.557cm" svg:y2="13.633cm" draw:start-shape="id34" draw:start-glue-point="3" draw:end-shape="id32" draw:end-glue-point="1" svg:d="M17463 13634l-1906-1">
          <text:p/>
        </draw:connector>
        <draw:connector draw:style-name="gr4" draw:text-style-name="P1" draw:layer="layout" draw:type="line" svg:x1="15.874cm" svg:y1="8.805cm" svg:x2="13.97cm" svg:y2="8.805cm" draw:start-shape="id35" draw:start-glue-point="3" draw:end-shape="id31" draw:end-glue-point="1" svg:d="M15874 8805h-1904">
          <text:p/>
        </draw:connector>
        <draw:connector draw:style-name="gr4" draw:text-style-name="P1" draw:layer="layout" draw:type="line" svg:x1="18.098cm" svg:y1="6.464cm" svg:x2="15.875cm" svg:y2="6.464cm" draw:start-shape="id36" draw:start-glue-point="3" draw:end-shape="id30" draw:end-glue-point="1" svg:d="M18098 6464h-2223">
          <text:p/>
        </draw:connector>
        <draw:connector draw:style-name="gr4" draw:text-style-name="P1" draw:layer="layout" draw:type="line" svg:x1="20.002cm" svg:y1="11.029cm" svg:x2="14.605cm" svg:y2="11.029cm" draw:start-shape="id37" draw:start-glue-point="3" draw:end-shape="id29" draw:end-glue-point="1" svg:d="M20002 11029h-5397">
          <text:p/>
        </draw:connector>
        <draw:connector draw:style-name="gr4" draw:text-style-name="P1" draw:layer="layout" draw:type="line" svg:x1="18.097cm" svg:y1="4.061cm" svg:x2="13.97cm" svg:y2="4.061cm" draw:start-shape="id38" draw:start-glue-point="3" draw:end-shape="id28" svg:d="M18097 4061h-4127">
          <text:p/>
        </draw:connector>
        <draw:connector draw:style-name="gr4" draw:text-style-name="P1" draw:layer="layout" draw:type="line" svg:x1="18.097cm" svg:y1="1.756cm" svg:x2="13.97cm" svg:y2="1.754cm" draw:start-shape="id39" draw:start-glue-point="3" draw:end-shape="id27" svg:d="M18097 1756l-4127-2">
          <text:p/>
        </draw:connector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rect draw:style-name="gr3" draw:text-style-name="P2" xml:id="id41" draw:id="id41" draw:layer="layout" svg:width="3.492cm" svg:height="1.588cm" svg:x="2.857cm" svg:y="4.127cm">
          <text:p text:style-name="P1"><text:span text:style-name="T1">head</text:span></text:p>
        </draw:rect>
        <draw:rect draw:style-name="gr6" draw:text-style-name="P2" xml:id="id57" draw:id="id57" draw:layer="layout" svg:width="3.175cm" svg:height="1.271cm" svg:x="22.225cm" svg:y="12.699cm">
          <text:p text:style-name="P1"><text:span text:style-name="T1">$coins</text:span></text:p>
        </draw:rect>
        <draw:rect draw:style-name="gr6" draw:text-style-name="P2" xml:id="id58" draw:id="id58" draw:layer="layout" svg:width="5.08cm" svg:height="1.271cm" svg:x="22.225cm" svg:y="14.605cm">
          <text:p text:style-name="P1"><text:span text:style-name="T1">$characterSheet</text:span></text:p>
        </draw:rect>
        <draw:rect draw:style-name="gr6" draw:text-style-name="P2" xml:id="id55" draw:id="id55" draw:layer="layout" svg:width="3.175cm" svg:height="1.271cm" svg:x="22.225cm" svg:y="8.889cm">
          <text:p text:style-name="P1"><text:span text:style-name="T1">$splash</text:span></text:p>
        </draw:rect>
        <draw:rect draw:style-name="gr6" draw:text-style-name="P2" xml:id="id56" draw:id="id56" draw:layer="layout" svg:width="4.762cm" svg:height="1.271cm" svg:x="22.226cm" svg:y="10.794cm">
          <text:p text:style-name="P1"><text:span text:style-name="T1">$newCharacter</text:span></text:p>
        </draw:rect>
        <draw:rect draw:style-name="gr6" draw:text-style-name="P2" draw:layer="layout" svg:width="3.81cm" svg:height="1.271cm" svg:x="22.225cm" svg:y="16.509cm">
          <text:p text:style-name="P1"><text:span text:style-name="T1">$database</text:span></text:p>
        </draw:rect>
        <draw:rect draw:style-name="gr6" draw:text-style-name="P2" xml:id="id59" draw:id="id59" draw:layer="layout" svg:width="3.175cm" svg:height="1.271cm" svg:x="22.225cm" svg:y="18.414cm">
          <text:p text:style-name="P1"><text:span text:style-name="T1">$map</text:span></text:p>
        </draw:rect>
        <draw:custom-shape draw:style-name="gr7" draw:text-style-name="P1" xml:id="id40" draw:id="id40" draw:layer="layout" svg:width="1.27cm" svg:height="1.27cm" svg:x="0.952cm" svg:y="0.952cm">
          <office:event-listeners>
            <presentation:event-listener script:event-name="dom:click" presentation:action="show" xlink:href="#page5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svg:x1="1.587cm" svg:y1="2.222cm" svg:x2="2.857cm" svg:y2="4.921cm" draw:start-shape="id40" draw:start-glue-point="8" draw:end-shape="id41" draw:end-glue-point="3" svg:d="M1587 2222v2699h1270">
          <text:p/>
        </draw:connector>
        <draw:rect draw:style-name="gr8" draw:text-style-name="P2" xml:id="id42" draw:id="id42" draw:layer="layout" svg:width="4.762cm" svg:height="1.271cm" svg:x="9.525cm" svg:y="0.951cm">
          <text:p text:style-name="P1"><text:span text:style-name="T1">jquery-ui</text:span></text:p>
        </draw:rect>
        <draw:rect draw:style-name="gr8" draw:text-style-name="P2" xml:id="id43" draw:id="id43" draw:layer="layout" svg:width="4.762cm" svg:height="1.271cm" svg:x="9.525cm" svg:y="3.175cm">
          <text:p text:style-name="P1"><text:span text:style-name="T1">docReady</text:span></text:p>
        </draw:rect>
        <draw:connector draw:style-name="gr1" draw:text-style-name="P1" draw:layer="layout" svg:x1="9.525cm" svg:y1="1.586cm" svg:x2="6.349cm" svg:y2="4.921cm" draw:start-shape="id42" draw:end-shape="id41" svg:d="M9525 1586h-1588v3335h-1588">
          <text:p/>
        </draw:connector>
        <draw:connector draw:style-name="gr1" draw:text-style-name="P1" draw:layer="layout" svg:x1="9.525cm" svg:y1="3.81cm" svg:x2="6.349cm" svg:y2="4.921cm" draw:start-shape="id43" draw:end-shape="id41" draw:end-glue-point="1" svg:d="M9525 3810h-1588v1111h-1588">
          <text:p/>
        </draw:connector>
        <draw:rect draw:style-name="gr8" draw:text-style-name="P2" xml:id="id44" draw:id="id44" draw:layer="layout" svg:width="4.762cm" svg:height="1.271cm" svg:x="9.525cm" svg:y="5.079cm">
          <text:p text:style-name="P1"><text:span text:style-name="T1">switchScreen</text:span></text:p>
        </draw:rect>
        <draw:rect draw:style-name="gr8" draw:text-style-name="P2" xml:id="id45" draw:id="id45" draw:layer="layout" svg:width="4.762cm" svg:height="1.271cm" svg:x="9.525cm" svg:y="6.985cm">
          <text:p text:style-name="P1"><text:span text:style-name="T1">switchBack</text:span></text:p>
        </draw:rect>
        <draw:connector draw:style-name="gr1" draw:text-style-name="P1" draw:layer="layout" svg:x1="9.525cm" svg:y1="5.714cm" svg:x2="6.349cm" svg:y2="4.921cm" draw:start-shape="id44" draw:end-shape="id41" draw:end-glue-point="1" svg:d="M9525 5714h-1588v-793h-1588">
          <text:p/>
        </draw:connector>
        <draw:connector draw:style-name="gr1" draw:text-style-name="P1" draw:layer="layout" svg:x1="9.525cm" svg:y1="7.62cm" svg:x2="6.349cm" svg:y2="4.921cm" draw:start-shape="id45" draw:start-glue-point="3" draw:end-shape="id41" draw:end-glue-point="1" svg:d="M9525 7620h-1588v-2699h-1588">
          <text:p/>
        </draw:connector>
        <draw:rect draw:style-name="gr3" draw:text-style-name="P2" xml:id="id46" draw:id="id46" draw:layer="layout" svg:width="4.762cm" svg:height="1.271cm" svg:x="9.525cm" svg:y="8.89cm">
          <text:p text:style-name="P1"><text:span text:style-name="T1">style</text:span></text:p>
        </draw:rect>
        <draw:connector draw:style-name="gr1" draw:text-style-name="P1" draw:layer="layout" svg:x1="9.525cm" svg:y1="9.525cm" svg:x2="6.349cm" svg:y2="4.921cm" draw:start-shape="id46" draw:start-glue-point="3" draw:end-shape="id41" draw:end-glue-point="1" svg:d="M9525 9525h-1588v-4604h-1588">
          <text:p/>
        </draw:connector>
        <draw:rect draw:style-name="gr3" draw:text-style-name="P2" xml:id="id47" draw:id="id47" draw:layer="layout" svg:width="3.492cm" svg:height="1.588cm" svg:x="2.858cm" svg:y="13.652cm">
          <text:p text:style-name="P1"><text:span text:style-name="T1">body</text:span></text:p>
        </draw:rect>
        <draw:connector draw:style-name="gr1" draw:text-style-name="P1" draw:layer="layout" svg:x1="2.858cm" svg:y1="14.446cm" svg:x2="1.587cm" svg:y2="2.222cm" draw:start-shape="id47" draw:start-glue-point="3" draw:end-shape="id40" draw:end-glue-point="8" svg:d="M2858 14446h-1271v-12224">
          <text:p/>
        </draw:connector>
        <draw:rect draw:style-name="gr3" draw:text-style-name="P2" xml:id="id48" draw:id="id48" draw:layer="layout" svg:width="3.492cm" svg:height="1.588cm" svg:x="8.255cm" svg:y="11.43cm">
          <text:p text:style-name="P1"><text:span text:style-name="T1">#screen1</text:span></text:p>
        </draw:rect>
        <draw:rect draw:style-name="gr3" draw:text-style-name="P2" xml:id="id49" draw:id="id49" draw:layer="layout" svg:width="3.492cm" svg:height="1.588cm" svg:x="8.255cm" svg:y="13.652cm">
          <text:p text:style-name="P1"><text:span text:style-name="T1">#screen2</text:span></text:p>
        </draw:rect>
        <draw:rect draw:style-name="gr3" draw:text-style-name="P2" xml:id="id50" draw:id="id50" draw:layer="layout" svg:width="3.492cm" svg:height="1.588cm" svg:x="8.255cm" svg:y="16.192cm">
          <text:p text:style-name="P1"><text:span text:style-name="T1">#wrapper</text:span></text:p>
        </draw:rect>
        <draw:rect draw:style-name="gr3" draw:text-style-name="P2" xml:id="id51" draw:id="id51" draw:layer="layout" svg:width="2.223cm" svg:height="1.27cm" svg:x="13.335cm" svg:y="14.822cm">
          <text:p text:style-name="P1"><text:span text:style-name="T1">div</text:span></text:p>
        </draw:rect>
        <draw:rect draw:style-name="gr3" draw:text-style-name="P2" xml:id="id52" draw:id="id52" draw:layer="layout" svg:width="2.223cm" svg:height="1.27cm" svg:x="13.335cm" svg:y="16.51cm">
          <text:p text:style-name="P1"><text:span text:style-name="T1">div</text:span></text:p>
        </draw:rect>
        <draw:rect draw:style-name="gr3" draw:text-style-name="P2" xml:id="id53" draw:id="id53" draw:layer="layout" svg:width="2.223cm" svg:height="1.27cm" svg:x="13.335cm" svg:y="18.215cm">
          <text:p text:style-name="P1"><text:span text:style-name="T1">div</text:span></text:p>
        </draw:rect>
        <draw:rect draw:style-name="gr3" draw:text-style-name="P2" xml:id="id54" draw:id="id54" draw:layer="layout" svg:width="2.223cm" svg:height="1.27cm" svg:x="17.145cm" svg:y="16.51cm">
          <text:p text:style-name="P1"><text:span text:style-name="T1">#tabs</text:span></text:p>
        </draw:rect>
        <draw:connector draw:style-name="gr1" draw:text-style-name="P1" draw:layer="layout" svg:x1="6.35cm" svg:y1="14.446cm" svg:x2="8.255cm" svg:y2="12.224cm" draw:start-shape="id47" draw:end-shape="id48" draw:end-glue-point="3" svg:d="M6350 14446h953v-2222h952">
          <text:p/>
        </draw:connector>
        <draw:connector draw:style-name="gr1" draw:text-style-name="P1" draw:layer="layout" svg:x1="6.35cm" svg:y1="14.446cm" svg:x2="8.255cm" svg:y2="14.446cm" draw:start-shape="id47" draw:start-glue-point="1" draw:end-shape="id49" draw:end-glue-point="3" svg:d="M6350 14446h1905">
          <text:p/>
        </draw:connector>
        <draw:connector draw:style-name="gr1" draw:text-style-name="P1" draw:layer="layout" svg:x1="6.35cm" svg:y1="14.446cm" svg:x2="8.255cm" svg:y2="16.986cm" draw:start-shape="id47" draw:start-glue-point="1" draw:end-shape="id50" svg:d="M6350 14446h953v2540h952">
          <text:p/>
        </draw:connector>
        <draw:connector draw:style-name="gr1" draw:text-style-name="P1" draw:layer="layout" svg:x1="11.747cm" svg:y1="16.986cm" svg:x2="13.335cm" svg:y2="15.457cm" draw:start-shape="id50" draw:start-glue-point="1" draw:end-shape="id51" draw:end-glue-point="3" svg:d="M11747 16986h794v-1529h794">
          <text:p/>
        </draw:connector>
        <draw:connector draw:style-name="gr1" draw:text-style-name="P1" draw:layer="layout" svg:x1="11.747cm" svg:y1="16.986cm" svg:x2="13.335cm" svg:y2="17.145cm" draw:start-shape="id50" draw:start-glue-point="1" draw:end-shape="id52" draw:end-glue-point="3" svg:d="M11747 16986h794v159h794">
          <text:p/>
        </draw:connector>
        <draw:connector draw:style-name="gr1" draw:text-style-name="P1" draw:layer="layout" svg:x1="11.747cm" svg:y1="16.986cm" svg:x2="13.335cm" svg:y2="18.85cm" draw:start-shape="id50" draw:start-glue-point="1" draw:end-shape="id53" draw:end-glue-point="3" svg:d="M11747 16986h794v1864h794">
          <text:p/>
        </draw:connector>
        <draw:connector draw:style-name="gr1" draw:text-style-name="P1" draw:layer="layout" svg:x1="15.558cm" svg:y1="17.145cm" svg:x2="17.145cm" svg:y2="17.145cm" draw:start-shape="id52" draw:start-glue-point="1" svg:d="M15558 17145h1587">
          <text:p/>
        </draw:connector>
        <draw:connector draw:style-name="gr1" draw:text-style-name="P1" draw:layer="layout" svg:x1="19.368cm" svg:y1="17.145cm" svg:x2="22.225cm" svg:y2="9.524cm" draw:start-shape="id54" draw:start-glue-point="1" draw:end-shape="id55" draw:end-glue-point="3" svg:d="M19368 17145h1429v-7621h1428">
          <text:p/>
        </draw:connector>
        <draw:connector draw:style-name="gr1" draw:text-style-name="P1" draw:layer="layout" svg:x1="19.368cm" svg:y1="17.145cm" svg:x2="22.226cm" svg:y2="11.429cm" draw:start-shape="id54" draw:start-glue-point="1" draw:end-shape="id56" draw:end-glue-point="3" svg:d="M19368 17145h1429v-5716h1429">
          <text:p/>
        </draw:connector>
        <draw:connector draw:style-name="gr1" draw:text-style-name="P1" draw:layer="layout" svg:x1="19.368cm" svg:y1="17.145cm" svg:x2="22.225cm" svg:y2="13.334cm" draw:start-shape="id54" draw:start-glue-point="1" draw:end-shape="id57" draw:end-glue-point="3" svg:d="M19368 17145h1429v-3811h1428">
          <text:p/>
        </draw:connector>
        <draw:connector draw:style-name="gr1" draw:text-style-name="P1" draw:layer="layout" svg:x1="19.368cm" svg:y1="17.145cm" svg:x2="22.225cm" svg:y2="15.24cm" draw:start-shape="id54" draw:start-glue-point="1" draw:end-shape="id58" draw:end-glue-point="3" svg:d="M19368 17145h1429v-1905h1428">
          <text:p/>
        </draw:connector>
        <draw:connector draw:style-name="gr1" draw:text-style-name="P1" draw:layer="layout" svg:x1="19.368cm" svg:y1="17.145cm" svg:x2="22.225cm" svg:y2="19.049cm" draw:start-shape="id54" draw:start-glue-point="1" draw:end-shape="id59" draw:end-glue-point="3" svg:d="M19368 17145h1429v1904h1428">
          <text:p/>
        </draw:connector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7" draw:text-style-name="P1" draw:layer="layout" svg:width="1.27cm" svg:height="1.27cm" svg:x="0.952cm" svg:y="0.952cm">
          <office:event-listeners>
            <presentation:event-listener script:event-name="dom:click" presentation:action="show" xlink:href="#page5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4" xml:id="id61" draw:id="id61" draw:layer="layout" svg:width="2.54cm" svg:height="1.27cm" svg:x="8.89cm" svg:y="6.986cm">
          <text:p text:style-name="P1"><text:span text:style-name="T2">trader</text:span></text:p>
        </draw:rect>
        <draw:rect draw:style-name="gr10" draw:text-style-name="P4" xml:id="id60" draw:id="id60" draw:layer="layout" svg:width="2.54cm" svg:height="1.27cm" svg:x="8.255cm" svg:y="2.541cm">
          <text:p text:style-name="P1"><text:span text:style-name="T2">trader</text:span></text:p>
        </draw:rect>
        <draw:rect draw:style-name="gr11" draw:text-style-name="P4" xml:id="id62" draw:id="id62" draw:layer="layout" svg:width="2.54cm" svg:height="1.27cm" svg:x="10.16cm" svg:y="13.971cm">
          <text:p text:style-name="P1"><text:span text:style-name="T2">exchange</text:span></text:p>
        </draw:rect>
        <draw:connector draw:style-name="gr12" draw:text-style-name="P1" draw:layer="layout" draw:type="line" svg:x1="9.525cm" svg:y1="3.811cm" svg:x2="10.16cm" svg:y2="6.986cm" draw:start-shape="id60" draw:start-glue-point="2" draw:end-shape="id61" draw:end-glue-point="0" svg:d="M9525 3811l635 3175">
          <text:p/>
        </draw:connector>
        <draw:connector draw:style-name="gr12" draw:text-style-name="P1" draw:layer="layout" draw:type="line" svg:x1="10.16cm" svg:y1="8.256cm" svg:x2="11.43cm" svg:y2="13.971cm" draw:start-shape="id61" draw:start-glue-point="2" draw:end-shape="id62" draw:end-glue-point="0" svg:d="M10160 8256l1270 5715">
          <text:p/>
        </draw:connector>
        <draw:rect draw:style-name="gr13" draw:text-style-name="P4" xml:id="id63" draw:id="id63" draw:layer="layout" svg:width="3.81cm" svg:height="1.27cm" svg:x="19.05cm" svg:y="12.066cm">
          <text:p text:style-name="P1"><text:span text:style-name="T2">getCoinList()</text:span></text:p>
        </draw:rect>
        <draw:connector draw:style-name="gr14" draw:text-style-name="P1" draw:layer="layout" svg:x1="12.7cm" svg:y1="14.606cm" svg:x2="19.05cm" svg:y2="12.701cm" draw:start-shape="id62" draw:start-glue-point="1" draw:end-shape="id63" draw:end-glue-point="3" svg:d="M12700 14606h3175v-1905h3175">
          <text:p/>
        </draw:connector>
        <draw:rect draw:style-name="gr13" draw:text-style-name="P4" xml:id="id64" draw:id="id64" draw:layer="layout" svg:width="5.715cm" svg:height="1.27cm" svg:x="19.05cm" svg:y="13.971cm">
          <text:p text:style-name="P1"><text:span text:style-name="T2">getBuyCount($a)</text:span></text:p>
        </draw:rect>
        <draw:connector draw:style-name="gr14" draw:text-style-name="P1" draw:layer="layout" svg:x1="12.7cm" svg:y1="14.606cm" svg:x2="19.05cm" svg:y2="14.606cm" draw:start-shape="id62" draw:start-glue-point="1" draw:end-shape="id64" draw:end-glue-point="3" svg:d="M12700 14606h6350">
          <text:p/>
        </draw:connector>
        <draw:rect draw:style-name="gr15" draw:text-style-name="P4" xml:id="id65" draw:id="id65" draw:layer="layout" svg:width="3.81cm" svg:height="1.27cm" svg:x="2.54cm" svg:y="6.351cm">
          <text:p text:style-name="P1"><text:span text:style-name="T2">getData()</text:span></text:p>
        </draw:rect>
        <draw:rect draw:style-name="gr15" draw:text-style-name="P4" xml:id="id66" draw:id="id66" draw:layer="layout" svg:width="5.115cm" svg:height="1.27cm" svg:x="1.235cm" svg:y="7.921cm">
          <text:p text:style-name="P1"><text:span text:style-name="T2">*linerRegression()</text:span></text:p>
        </draw:rect>
        <draw:rect draw:style-name="gr15" draw:text-style-name="P4" xml:id="id67" draw:id="id67" draw:layer="layout" svg:width="5.715cm" svg:height="1.27cm" svg:x="0.635cm" svg:y="9.526cm">
          <text:p text:style-name="P1"><text:span text:style-name="T2">*getLinearEquation()</text:span></text:p>
        </draw:rect>
        <draw:connector draw:style-name="gr14" draw:text-style-name="P1" draw:layer="layout" svg:x1="8.89cm" svg:y1="7.621cm" svg:x2="6.35cm" svg:y2="6.986cm" draw:start-shape="id61" draw:start-glue-point="3" draw:end-shape="id65" svg:d="M8890 7621h-1270v-635h-1270">
          <text:p/>
        </draw:connector>
        <draw:connector draw:style-name="gr14" draw:text-style-name="P1" draw:layer="layout" svg:x1="8.89cm" svg:y1="7.621cm" svg:x2="6.35cm" svg:y2="8.556cm" draw:start-shape="id61" draw:end-shape="id66" svg:d="M8890 7621h-1270v935h-1270">
          <text:p/>
        </draw:connector>
        <draw:connector draw:style-name="gr14" draw:text-style-name="P1" draw:layer="layout" svg:x1="8.89cm" svg:y1="7.621cm" svg:x2="6.35cm" svg:y2="10.161cm" draw:start-shape="id61" draw:start-glue-point="3" draw:end-shape="id67" draw:end-glue-point="1" svg:d="M8890 7621h-1270v2540h-1270">
          <text:p/>
        </draw:connector>
        <draw:rect draw:style-name="gr15" draw:text-style-name="P4" xml:id="id69" draw:id="id69" draw:layer="layout" svg:width="3.81cm" svg:height="1.27cm" svg:x="1.905cm" svg:y="14.606cm">
          <text:p text:style-name="P1"><text:span text:style-name="T2">test()</text:span></text:p>
        </draw:rect>
        <draw:custom-shape draw:style-name="gr16" draw:text-style-name="P4" xml:id="id68" draw:id="id68" draw:layer="layout" svg:width="2.54cm" svg:height="1.27cm" svg:x="11.43cm" svg:y="19.051cm">
          <text:p text:style-name="P1"><text:span text:style-name="T2">trader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7" draw:text-style-name="P1" draw:layer="layout" draw:type="line" svg:x1="11.43cm" svg:y1="15.241cm" svg:x2="12.7cm" svg:y2="19.051cm" draw:start-shape="id62" draw:start-glue-point="2" draw:end-shape="id68" draw:end-glue-point="5" svg:d="M11430 15241l1270 3810">
          <text:p/>
        </draw:connector>
        <draw:rect draw:style-name="gr15" draw:text-style-name="P4" xml:id="id70" draw:id="id70" draw:layer="layout" svg:width="3.81cm" svg:height="1.27cm" svg:x="1.905cm" svg:y="16.511cm">
          <text:p text:style-name="P1"><text:span text:style-name="T2">getExchanges()</text:span></text:p>
        </draw:rect>
        <draw:rect draw:style-name="gr15" draw:text-style-name="P4" xml:id="id71" draw:id="id71" draw:layer="layout" svg:width="3.81cm" svg:height="1.27cm" svg:x="1.905cm" svg:y="18.416cm">
          <text:p text:style-name="P1"><text:span text:style-name="T2">getHistory()</text:span></text:p>
        </draw:rect>
        <draw:connector draw:style-name="gr18" draw:text-style-name="P1" draw:layer="layout" svg:x1="10.16cm" svg:y1="14.606cm" svg:x2="5.715cm" svg:y2="15.241cm" draw:start-shape="id62" draw:start-glue-point="3" draw:end-shape="id69" draw:end-glue-point="1" svg:d="M10160 14606h-2222v635h-2223">
          <text:p/>
        </draw:connector>
        <draw:connector draw:style-name="gr18" draw:text-style-name="P1" draw:layer="layout" svg:x1="10.16cm" svg:y1="14.606cm" svg:x2="5.715cm" svg:y2="17.146cm" draw:start-shape="id62" draw:start-glue-point="3" draw:end-shape="id70" draw:end-glue-point="1" svg:d="M10160 14606h-2222v2540h-2223">
          <text:p/>
        </draw:connector>
        <draw:connector draw:style-name="gr18" draw:text-style-name="P1" draw:layer="layout" svg:x1="10.16cm" svg:y1="14.606cm" svg:x2="5.715cm" svg:y2="19.051cm" draw:start-shape="id62" draw:start-glue-point="3" draw:end-shape="id71" draw:end-glue-point="1" svg:d="M10160 14606h-2222v4445h-2223">
          <text:p/>
        </draw:connector>
        <draw:rect draw:style-name="gr13" draw:text-style-name="P4" xml:id="id72" draw:id="id72" draw:layer="layout" svg:width="5.715cm" svg:height="1.27cm" svg:x="19.05cm" svg:y="15.876cm">
          <text:p text:style-name="P1"><text:span text:style-name="T2">getBuys($a)</text:span></text:p>
        </draw:rect>
        <draw:connector draw:style-name="gr18" draw:text-style-name="P1" draw:layer="layout" svg:x1="12.7cm" svg:y1="14.606cm" svg:x2="19.05cm" svg:y2="16.511cm" draw:start-shape="id62" draw:start-glue-point="1" draw:end-shape="id72" draw:end-glue-point="3" svg:d="M12700 14606h3175v1905h3175">
          <text:p/>
        </draw:connector>
        <draw:rect draw:style-name="gr13" draw:text-style-name="P4" xml:id="id73" draw:id="id73" draw:layer="layout" svg:width="3.81cm" svg:height="1.27cm" svg:x="13.97cm" svg:y="5.715cm">
          <text:p text:style-name="P1"><text:span text:style-name="T2">getCoinList()</text:span></text:p>
        </draw:rect>
        <draw:connector draw:style-name="gr18" draw:text-style-name="P1" draw:layer="layout" svg:x1="11.43cm" svg:y1="7.621cm" svg:x2="13.97cm" svg:y2="6.35cm" draw:start-shape="id61" draw:start-glue-point="1" draw:end-shape="id73" draw:end-glue-point="3" svg:d="M11430 7621h1270v-1271h1270">
          <text:p/>
        </draw:connector>
        <draw:rect draw:style-name="gr13" draw:text-style-name="P4" xml:id="id74" draw:id="id74" draw:layer="layout" svg:width="4.445cm" svg:height="1.27cm" svg:x="13.97cm" svg:y="7.415cm">
          <text:p text:style-name="P1"><text:span text:style-name="T2">getCoinSlope()</text:span></text:p>
        </draw:rect>
        <draw:connector draw:style-name="gr19" draw:text-style-name="P1" draw:layer="layout" svg:x1="11.43cm" svg:y1="7.621cm" svg:x2="13.97cm" svg:y2="8.05cm" draw:start-shape="id61" draw:start-glue-point="1" draw:end-shape="id74" svg:d="M11430 7621h1270v429h1270">
          <text:p/>
        </draw:connector>
        <draw:rect draw:style-name="gr13" draw:text-style-name="P4" xml:id="id76" draw:id="id76" draw:layer="layout" svg:width="4.445cm" svg:height="1.27cm" svg:x="13.97cm" svg:y="8.89cm">
          <text:p text:style-name="P1"><text:span text:style-name="T2">getCoinDetail()</text:span></text:p>
        </draw:rect>
        <draw:rect draw:style-name="gr10" draw:text-style-name="P4" xml:id="id75" draw:id="id75" draw:layer="layout" svg:width="5.715cm" svg:height="1.27cm" svg:x="21.59cm" svg:y="8.89cm">
          <text:p text:style-name="P1"><text:span text:style-name="T2">trader/coinDetail</text:span></text:p>
        </draw:rect>
        <draw:connector draw:style-name="gr20" draw:text-style-name="P1" draw:layer="layout" draw:type="line" svg:x1="21.59cm" svg:y1="9.525cm" svg:x2="18.415cm" svg:y2="9.525cm" draw:start-shape="id75" draw:start-glue-point="3" draw:end-shape="id76" svg:d="M21590 9525h-3175">
          <text:p/>
        </draw:connector>
        <draw:connector draw:style-name="gr19" draw:text-style-name="P1" draw:layer="layout" svg:x1="11.43cm" svg:y1="7.621cm" svg:x2="13.97cm" svg:y2="9.525cm" draw:start-shape="id61" draw:start-glue-point="1" draw:end-shape="id76" draw:end-glue-point="3" svg:d="M11430 7621h1270v1904h1270">
          <text:p/>
        </draw:connector>
        <draw:rect draw:style-name="gr10" draw:text-style-name="P4" xml:id="id77" draw:id="id77" draw:layer="layout" svg:width="5.715cm" svg:height="1.27cm" svg:x="21.272cm" svg:y="5.715cm">
          <text:p text:style-name="P1"><text:span text:style-name="T2">trader/coinList</text:span></text:p>
        </draw:rect>
        <draw:connector draw:style-name="gr4" draw:text-style-name="P1" draw:layer="layout" draw:type="line" svg:x1="21.272cm" svg:y1="6.35cm" svg:x2="17.78cm" svg:y2="6.35cm" draw:start-shape="id77" draw:start-glue-point="3" draw:end-shape="id73" draw:end-glue-point="1" svg:d="M21272 6350h-3492">
          <text:p/>
        </draw:connector>
        <draw:rect draw:style-name="gr15" draw:text-style-name="P4" xml:id="id78" draw:id="id78" draw:layer="layout" svg:width="3.81cm" svg:height="1.27cm" svg:x="2.54cm" svg:y="4.445cm">
          <text:p text:style-name="P1"><text:span text:style-name="T2">index()</text:span></text:p>
        </draw:rect>
        <draw:connector draw:style-name="gr1" draw:text-style-name="P1" draw:layer="layout" svg:x1="8.89cm" svg:y1="7.621cm" svg:x2="6.35cm" svg:y2="5.08cm" draw:start-shape="id61" draw:start-glue-point="3" draw:end-shape="id78" draw:end-glue-point="1" svg:d="M8890 7621h-1270v-2541h-1270">
          <text:p/>
        </draw:connector>
        <draw:rect draw:style-name="gr13" draw:text-style-name="P4" xml:id="id79" draw:id="id79" draw:layer="layout" svg:width="3.81cm" svg:height="1.27cm" svg:x="13.97cm" svg:y="3.81cm">
          <text:p text:style-name="P1"><text:span text:style-name="T2">getTrader()</text:span></text:p>
        </draw:rect>
        <draw:connector draw:style-name="gr1" draw:text-style-name="P1" draw:layer="layout" svg:x1="11.43cm" svg:y1="7.621cm" svg:x2="13.97cm" svg:y2="4.445cm" draw:start-shape="id61" draw:start-glue-point="1" draw:end-shape="id79" draw:end-glue-point="3" svg:d="M11430 7621h1270v-3176h1270">
          <text:p/>
        </draw:connector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rect draw:style-name="gr6" draw:text-style-name="P5" xml:id="id82" draw:id="id82" draw:layer="layout" svg:width="4.445cm" svg:height="1.271cm" svg:x="0.952cm" svg:y="1.269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<text:span text:style-name="T3">$jCharacter</text:span></text:p>
        </draw:rect>
        <draw:rect draw:style-name="gr3" draw:text-style-name="P5" xml:id="id81" draw:id="id81" draw:layer="layout" svg:width="5.397cm" svg:height="0.953cm" svg:x="5.397cm" svg:y="3.81cm">
          <text:p text:style-name="P1"><text:span text:style-name="T3">classes/jCharacter</text:span></text:p>
        </draw:rect>
        <draw:rect draw:style-name="gr3" draw:text-style-name="P5" xml:id="id80" draw:id="id80" draw:layer="layout" svg:width="5.08cm" svg:height="0.953cm" svg:x="12.382cm" svg:y="3.81cm">
          <text:p text:style-name="P1"><text:span text:style-name="T3">classes/jform</text:span></text:p>
        </draw:rect>
        <draw:connector draw:style-name="gr4" draw:text-style-name="P5" draw:layer="layout" svg:x1="12.382cm" svg:y1="4.286cm" svg:x2="10.794cm" svg:y2="4.286cm" draw:start-shape="id80" draw:start-glue-point="3" draw:end-shape="id81" draw:end-glue-point="1" svg:d="M12382 4286h-1588">
          <text:p/>
        </draw:connector>
        <draw:connector draw:style-name="gr4" draw:text-style-name="P5" draw:layer="layout" svg:x1="5.397cm" svg:y1="4.286cm" svg:x2="3.174cm" svg:y2="2.54cm" draw:start-shape="id81" draw:start-glue-point="3" draw:end-shape="id82" draw:end-glue-point="2" svg:d="M5397 4286h-2223v-1746">
          <text:p/>
        </draw:connector>
        <draw:rect draw:style-name="gr21" draw:text-style-name="P5" xml:id="id83" draw:id="id83" draw:layer="layout" svg:width="6.35cm" svg:height="0.891cm" svg:x="13.652cm" svg:y="7.364cm">
          <text:p text:style-name="P1"><text:span text:style-name="T3">classes/characterSheet</text:span></text:p>
        </draw:rect>
        <draw:connector draw:style-name="gr22" draw:text-style-name="P5" draw:layer="layout" draw:type="line" svg:x1="14.922cm" svg:y1="4.763cm" svg:x2="16.827cm" svg:y2="7.364cm" draw:start-shape="id80" draw:start-glue-point="2" draw:end-shape="id83" draw:end-glue-point="0" svg:d="M14922 4763l1905 2601">
          <text:p/>
        </draw:connector>
        <draw:rect draw:style-name="gr8" draw:text-style-name="P5" xml:id="id84" draw:id="id84" draw:layer="layout" svg:width="5.556cm" svg:height="0.953cm" svg:x="1.27cm" svg:y="10.159cm">
          <text:p text:style-name="P1"><text:span text:style-name="T3">loadCharacterTable()</text:span></text:p>
        </draw:rect>
        <draw:connector draw:style-name="gr4" draw:text-style-name="P5" draw:layer="layout" draw:type="line" svg:x1="14.922cm" svg:y1="4.763cm" svg:x2="6.826cm" svg:y2="10.635cm" draw:start-shape="id80" draw:start-glue-point="2" draw:end-shape="id84" svg:d="M14922 4763l-8096 5872">
          <text:p/>
        </draw:connector>
        <draw:connector draw:style-name="gr1" draw:text-style-name="P5" draw:layer="layout" svg:x1="8.095cm" svg:y1="4.763cm" svg:x2="6.826cm" svg:y2="10.635cm" draw:start-shape="id81" draw:start-glue-point="2" draw:end-shape="id84" draw:end-glue-point="1" svg:d="M8095 4763v5872h-1269">
          <text:p/>
        </draw:connector>
        <draw:connector draw:style-name="gr22" draw:text-style-name="P5" draw:layer="layout" draw:type="line" svg:x1="4.048cm" svg:y1="11.112cm" svg:x2="6.033cm" svg:y2="13.176cm" draw:start-shape="id84" draw:start-glue-point="2" draw:end-shape="id85" draw:end-glue-point="3" svg:d="M4048 11112l1985 2064">
          <text:p/>
        </draw:connector>
        <draw:rect draw:style-name="gr8" draw:text-style-name="P5" xml:id="id85" draw:id="id85" draw:layer="layout" svg:width="5.715cm" svg:height="0.952cm" svg:x="6.033cm" svg:y="12.7cm">
          <text:p text:style-name="P1"><text:span text:style-name="T3">loadCharacterTable()</text:span></text:p>
        </draw:rect>
        <draw:connector draw:style-name="gr23" draw:text-style-name="P5" draw:layer="layout" svg:x1="13.652cm" svg:y1="7.809cm" svg:x2="11.748cm" svg:y2="13.176cm" draw:start-shape="id83" draw:start-glue-point="3" draw:end-shape="id85" draw:end-glue-point="1" svg:d="M13652 7809h-952v5367h-952">
          <text:p/>
        </draw:connector>
        <draw:rect draw:style-name="gr8" draw:text-style-name="P5" xml:id="id86" draw:id="id86" draw:layer="layout" svg:width="6.032cm" svg:height="0.953cm" svg:x="6.033cm" svg:y="14.604cm">
          <text:p text:style-name="P1"><text:span text:style-name="T3">deleteCharacter()</text:span></text:p>
        </draw:rect>
        <draw:rect draw:style-name="gr8" draw:text-style-name="P5" xml:id="id87" draw:id="id87" draw:layer="layout" svg:width="6.032cm" svg:height="0.954cm" svg:x="6.033cm" svg:y="16.826cm">
          <text:p text:style-name="P1"><text:span text:style-name="T3">addCharacter()</text:span></text:p>
        </draw:rect>
        <draw:connector draw:style-name="gr23" draw:text-style-name="P5" draw:layer="layout" svg:x1="13.652cm" svg:y1="7.809cm" svg:x2="12.065cm" svg:y2="15.08cm" draw:start-shape="id83" draw:start-glue-point="3" draw:end-shape="id86" draw:end-glue-point="1" svg:d="M13652 7809h-793v7271h-794">
          <text:p/>
        </draw:connector>
        <draw:connector draw:style-name="gr23" draw:text-style-name="P5" draw:layer="layout" svg:x1="13.652cm" svg:y1="7.809cm" svg:x2="12.065cm" svg:y2="17.303cm" draw:start-shape="id83" draw:start-glue-point="3" draw:end-shape="id87" draw:end-glue-point="1" svg:d="M13652 7809h-793v9494h-794">
          <text:p/>
        </draw:connector>
        <draw:connector draw:style-name="gr24" draw:text-style-name="P5" draw:layer="layout" draw:type="line" svg:x1="4.048cm" svg:y1="11.112cm" svg:x2="6.033cm" svg:y2="15.08cm" draw:start-shape="id84" draw:start-glue-point="2" draw:end-shape="id86" svg:d="M4048 11112l1985 3968">
          <text:p/>
        </draw:connector>
        <draw:connector draw:style-name="gr24" draw:text-style-name="P5" draw:layer="layout" draw:type="line" svg:x1="14.922cm" svg:y1="4.763cm" svg:x2="12.065cm" svg:y2="17.303cm" draw:start-shape="id80" draw:start-glue-point="2" draw:end-shape="id87" svg:d="M14922 4763l-2857 12540">
          <text:p/>
        </draw:connector>
        <draw:rect draw:style-name="gr6" draw:text-style-name="P5" xml:id="id88" draw:id="id88" draw:layer="layout" svg:width="4.127cm" svg:height="0.891cm" svg:x="17.78cm" svg:y="11.809cm">
          <text:p text:style-name="P1"><text:span text:style-name="T3">local</text:span></text:p>
        </draw:rect>
        <draw:connector draw:style-name="gr25" draw:text-style-name="P1" draw:layer="layout" draw:type="line" svg:x1="16.827cm" svg:y1="8.255cm" svg:x2="17.78cm" svg:y2="12.254cm" draw:start-shape="id83" draw:start-glue-point="2" draw:end-shape="id88" svg:d="M16827 8255l953 3999">
          <text:p/>
        </draw:connector>
        <draw:rect draw:style-name="gr8" draw:text-style-name="P5" xml:id="id89" draw:id="id89" draw:layer="layout" svg:width="6.032cm" svg:height="0.954cm" svg:x="17.78cm" svg:y="18.413cm">
          <text:p text:style-name="P1"><text:span text:style-name="T3">addCharacter()</text:span></text:p>
        </draw:rect>
        <draw:connector draw:style-name="gr26" draw:text-style-name="P1" draw:layer="layout" svg:x1="21.907cm" svg:y1="12.254cm" svg:x2="23.812cm" svg:y2="18.89cm" draw:start-shape="id88" draw:start-glue-point="1" draw:end-shape="id89" draw:end-glue-point="1" svg:d="M21907 12254h2406v6636h-501">
          <text:p/>
        </draw:connector>
        <draw:connector draw:style-name="gr25" draw:text-style-name="P1" draw:layer="layout" draw:type="line" svg:x1="12.065cm" svg:y1="17.303cm" svg:x2="17.78cm" svg:y2="18.89cm" draw:start-shape="id87" draw:start-glue-point="1" draw:end-shape="id89" svg:d="M12065 17303l5715 1587">
          <text:p/>
        </draw:connector>
        <draw:rect draw:style-name="gr8" draw:text-style-name="P5" xml:id="id90" draw:id="id90" draw:layer="layout" svg:width="6.032cm" svg:height="0.953cm" svg:x="17.78cm" svg:y="16.827cm">
          <text:p text:style-name="P1"><text:span text:style-name="T3">deleteCharacter()</text:span></text:p>
        </draw:rect>
        <draw:connector draw:style-name="gr25" draw:text-style-name="P1" draw:layer="layout" draw:type="line" svg:x1="12.065cm" svg:y1="15.08cm" svg:x2="17.78cm" svg:y2="17.303cm" draw:start-shape="id86" draw:start-glue-point="1" draw:end-shape="id90" draw:end-glue-point="3" svg:d="M12065 15080l5715 2223">
          <text:p/>
        </draw:connector>
        <draw:rect draw:style-name="gr8" draw:text-style-name="P5" xml:id="id91" draw:id="id91" draw:layer="layout" svg:width="5.715cm" svg:height="0.952cm" svg:x="17.779cm" svg:y="14.287cm">
          <text:p text:style-name="P1"><text:span text:style-name="T3">getCharacterList()</text:span></text:p>
        </draw:rect>
        <draw:connector draw:style-name="gr25" draw:text-style-name="P1" draw:layer="layout" draw:type="line" svg:x1="11.748cm" svg:y1="13.176cm" svg:x2="17.779cm" svg:y2="14.763cm" draw:start-shape="id85" draw:start-glue-point="1" draw:end-shape="id91" draw:end-glue-point="3" svg:d="M11748 13176l6031 1587">
          <text:p/>
        </draw:connector>
        <draw:rect draw:style-name="gr3" draw:text-style-name="P5" xml:id="id92" draw:id="id92" draw:layer="layout" svg:width="5.08cm" svg:height="0.953cm" svg:x="21.272cm" svg:y="4.762cm">
          <text:p text:style-name="P1"><text:span text:style-name="T3">classes/jtable</text:span></text:p>
        </draw:rect>
        <draw:connector draw:style-name="gr25" draw:text-style-name="P1" draw:layer="layout" draw:type="line" svg:x1="11.748cm" svg:y1="13.176cm" svg:x2="21.272cm" svg:y2="5.238cm" draw:start-shape="id85" draw:start-glue-point="1" draw:end-shape="id92" svg:d="M11748 13176l9524-7938">
          <text:p/>
        </draw:connector>
        <draw:connector draw:style-name="gr26" draw:text-style-name="P1" draw:layer="layout" svg:x1="21.907cm" svg:y1="12.254cm" svg:x2="23.494cm" svg:y2="14.763cm" draw:start-shape="id88" draw:start-glue-point="1" draw:end-shape="id91" draw:end-glue-point="1" svg:d="M21907 12254h2088v2509h-501">
          <text:p/>
        </draw:connector>
        <draw:connector draw:style-name="gr26" draw:text-style-name="P1" draw:layer="layout" svg:x1="21.907cm" svg:y1="12.254cm" svg:x2="23.812cm" svg:y2="17.303cm" draw:start-shape="id88" draw:start-glue-point="1" draw:end-shape="id90" draw:end-glue-point="1" svg:d="M21907 12254h2406v5049h-501">
          <text:p/>
        </draw:connector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rect draw:style-name="gr6" draw:text-style-name="P5" xml:id="id94" draw:id="id94" draw:layer="layout" svg:width="4.445cm" svg:height="1.271cm" svg:x="0.952cm" svg:y="1.269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<text:span text:style-name="T3">$datbase</text:span></text:p>
        </draw:rect>
        <draw:rect draw:style-name="gr3" draw:text-style-name="P5" xml:id="id93" draw:id="id93" draw:layer="layout" svg:width="5.08cm" svg:height="0.953cm" svg:x="8.572cm" svg:y="3.175cm">
          <text:p text:style-name="P1"><text:span text:style-name="T3">classes/localdb</text:span></text:p>
        </draw:rect>
        <draw:connector draw:style-name="gr27" draw:text-style-name="P1" draw:layer="layout" svg:x1="8.572cm" svg:y1="3.651cm" svg:x2="5.397cm" svg:y2="1.904cm" draw:start-shape="id93" draw:start-glue-point="3" draw:end-shape="id94" draw:end-glue-point="1" svg:d="M8572 3651h-1587v-1747h-1588">
          <text:p/>
        </draw:connector>
        <draw:rect draw:style-name="gr21" draw:text-style-name="P5" xml:id="id95" draw:id="id95" draw:layer="layout" svg:width="5.08cm" svg:height="0.953cm" svg:x="9.207cm" svg:y="8.89cm">
          <text:p text:style-name="P1"><text:span text:style-name="T3">classes/database</text:span></text:p>
        </draw:rect>
        <draw:rect draw:style-name="gr8" draw:text-style-name="P5" xml:id="id97" draw:id="id97" draw:layer="layout" svg:width="5.08cm" svg:height="0.953cm" svg:x="18.097cm" svg:y="8.89cm">
          <text:p text:style-name="P1"><text:span text:style-name="T3">create()</text:span></text:p>
        </draw:rect>
        <draw:rect draw:style-name="gr8" draw:text-style-name="P5" xml:id="id98" draw:id="id98" draw:layer="layout" svg:width="5.08cm" svg:height="0.953cm" svg:x="18.097cm" svg:y="10.478cm">
          <text:p text:style-name="P1"><text:span text:style-name="T3">drop()</text:span></text:p>
        </draw:rect>
        <draw:rect draw:style-name="gr8" draw:text-style-name="P5" xml:id="id96" draw:id="id96" draw:layer="layout" svg:width="5.08cm" svg:height="0.953cm" svg:x="18.097cm" svg:y="7.302cm">
          <text:p text:style-name="P1"><text:span text:style-name="T3">go()</text:span></text:p>
        </draw:rect>
        <draw:connector draw:style-name="gr26" draw:text-style-name="P1" draw:layer="layout" svg:x1="14.287cm" svg:y1="9.366cm" svg:x2="18.097cm" svg:y2="7.778cm" draw:start-shape="id95" draw:start-glue-point="1" draw:end-shape="id96" svg:d="M14287 9366h1905v-1588h1905">
          <text:p/>
        </draw:connector>
        <draw:connector draw:style-name="gr26" draw:text-style-name="P1" draw:layer="layout" svg:x1="14.287cm" svg:y1="9.366cm" svg:x2="18.097cm" svg:y2="9.366cm" draw:start-shape="id95" draw:start-glue-point="1" draw:end-shape="id97" draw:end-glue-point="3" svg:d="M14287 9366h3810">
          <text:p/>
        </draw:connector>
        <draw:connector draw:style-name="gr26" draw:text-style-name="P1" draw:layer="layout" svg:x1="14.287cm" svg:y1="9.366cm" svg:x2="18.097cm" svg:y2="10.954cm" draw:start-shape="id95" draw:start-glue-point="1" draw:end-shape="id98" svg:d="M14287 9366h1905v1588h1905">
          <text:p/>
        </draw:connector>
        <draw:connector draw:style-name="gr25" draw:text-style-name="P1" draw:layer="layout" draw:type="line" svg:x1="11.112cm" svg:y1="4.128cm" svg:x2="11.747cm" svg:y2="8.89cm" draw:start-shape="id93" draw:start-glue-point="2" draw:end-shape="id95" svg:d="M11112 4128l635 4762">
          <text:p/>
        </draw:connector>
        <draw:rect draw:style-name="gr6" draw:text-style-name="P5" xml:id="id99" draw:id="id99" draw:layer="layout" svg:width="4.127cm" svg:height="0.891cm" svg:x="9.841cm" svg:y="16.064cm">
          <text:p text:style-name="P1"><text:span text:style-name="T3">local</text:span></text:p>
        </draw:rect>
        <draw:rect draw:style-name="gr8" draw:text-style-name="P5" xml:id="id100" draw:id="id100" draw:layer="layout" svg:width="6.032cm" svg:height="0.954cm" svg:x="17.78cm" svg:y="18.541cm">
          <text:p text:style-name="P1"><text:span text:style-name="T3">dropTable()</text:span></text:p>
        </draw:rect>
        <draw:connector draw:style-name="gr26" draw:text-style-name="P1" draw:layer="layout" svg:x1="13.968cm" svg:y1="16.509cm" svg:x2="17.78cm" svg:y2="19.018cm" draw:start-shape="id99" draw:start-glue-point="1" draw:end-shape="id100" draw:end-glue-point="3" svg:d="M13968 16509h1906v2509h1906">
          <text:p/>
        </draw:connector>
        <draw:rect draw:style-name="gr8" draw:text-style-name="P5" xml:id="id102" draw:id="id102" draw:layer="layout" svg:width="6.032cm" svg:height="0.953cm" svg:x="17.78cm" svg:y="16.955cm">
          <text:p text:style-name="P1"><text:span text:style-name="T3">createTable()</text:span></text:p>
        </draw:rect>
        <draw:rect draw:style-name="gr8" draw:text-style-name="P5" xml:id="id101" draw:id="id101" draw:layer="layout" svg:width="5.715cm" svg:height="0.952cm" svg:x="17.779cm" svg:y="15.557cm">
          <text:p text:style-name="P1"><text:span text:style-name="T3">go()</text:span></text:p>
        </draw:rect>
        <draw:connector draw:style-name="gr26" draw:text-style-name="P1" draw:layer="layout" svg:x1="13.968cm" svg:y1="16.509cm" svg:x2="17.779cm" svg:y2="16.033cm" draw:start-shape="id99" draw:start-glue-point="1" draw:end-shape="id101" draw:end-glue-point="3" svg:d="M13968 16509h1906v-476h1905">
          <text:p/>
        </draw:connector>
        <draw:connector draw:style-name="gr26" draw:text-style-name="P1" draw:layer="layout" svg:x1="13.968cm" svg:y1="16.509cm" svg:x2="17.78cm" svg:y2="17.431cm" draw:start-shape="id99" draw:start-glue-point="1" draw:end-shape="id102" draw:end-glue-point="3" svg:d="M13968 16509h1906v922h1906">
          <text:p/>
        </draw:connector>
        <draw:connector draw:style-name="gr25" draw:text-style-name="P1" draw:layer="layout" draw:type="line" svg:x1="11.747cm" svg:y1="9.843cm" svg:x2="11.904cm" svg:y2="16.064cm" draw:start-shape="id95" draw:start-glue-point="2" draw:end-shape="id99" draw:end-glue-point="0" svg:d="M11747 9843l157 6221">
          <text:p/>
        </draw:connector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rect draw:style-name="gr6" draw:text-style-name="P5" xml:id="id104" draw:id="id104" draw:layer="layout" svg:width="4.445cm" svg:height="1.271cm" svg:x="0.952cm" svg:y="1.269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<text:span text:style-name="T3">$map</text:span></text:p>
        </draw:rect>
        <draw:rect draw:style-name="gr3" draw:text-style-name="P5" xml:id="id103" draw:id="id103" draw:layer="layout" svg:width="5.08cm" svg:height="0.953cm" svg:x="8.572cm" svg:y="3.175cm">
          <text:p text:style-name="P1"><text:span text:style-name="T3">classes/map</text:span></text:p>
        </draw:rect>
        <draw:connector draw:style-name="gr27" draw:text-style-name="P1" draw:layer="layout" svg:x1="8.572cm" svg:y1="3.651cm" svg:x2="5.397cm" svg:y2="1.904cm" draw:start-shape="id103" draw:start-glue-point="3" draw:end-shape="id104" draw:end-glue-point="1" svg:d="M8572 3651h-1587v-1747h-1588">
          <text:p/>
        </draw:connector>
        <draw:rect draw:style-name="gr3" draw:text-style-name="P5" draw:layer="layout" svg:width="2.857cm" svg:height="0.953cm" svg:x="1.27cm" svg:y="6.35cm">
          <text:p text:style-name="P1"><text:span text:style-name="T3">table</text:span></text:p>
        </draw:rect>
        <draw:rect draw:style-name="gr3" draw:text-style-name="P5" draw:layer="layout" svg:width="2.857cm" svg:height="0.953cm" svg:x="2.858cm" svg:y="7.937cm">
          <text:p text:style-name="P1"><text:span text:style-name="T3">tr</text:span></text:p>
        </draw:rect>
        <draw:rect draw:style-name="gr3" draw:text-style-name="P5" draw:layer="layout" svg:width="2.857cm" svg:height="0.953cm" svg:x="4.127cm" svg:y="9.524cm">
          <text:p text:style-name="P1"><text:span text:style-name="T3">td</text:span></text:p>
        </draw:rect>
        <draw:rect draw:style-name="gr3" draw:text-style-name="P5" draw:layer="layout" svg:width="6.032cm" svg:height="0.953cm" svg:x="5.08cm" svg:y="11.112cm">
          <text:p text:style-name="P1"><text:span text:style-name="T3">div .space .emptySpace</text:span></text:p>
        </draw:rect>
        <draw:rect draw:style-name="gr3" draw:text-style-name="P5" draw:layer="layout" svg:width="6.032cm" svg:height="0.953cm" svg:x="16.192cm" svg:y="7.62cm">
          <text:p text:style-name="P1"><text:span text:style-name="T3">div .space</text:span></text:p>
        </draw:rect>
        <draw:rect draw:style-name="gr3" draw:text-style-name="P5" draw:layer="layout" svg:width="6.032cm" svg:height="0.953cm" svg:x="16.192cm" svg:y="11.429cm">
          <text:p text:style-name="P1"><text:span text:style-name="T3">div .space</text:span></text:p>
        </draw:rect>
        <draw:rect draw:style-name="gr3" draw:text-style-name="P5" draw:layer="layout" svg:width="6.032cm" svg:height="0.953cm" svg:x="17.78cm" svg:y="9.207cm">
          <text:p text:style-name="P1"><text:span text:style-name="T3">div .tile</text:span></text:p>
        </draw:rect>
        <draw:rect draw:style-name="gr3" draw:text-style-name="P5" draw:layer="layout" svg:width="6.032cm" svg:height="0.953cm" svg:x="17.78cm" svg:y="13.017cm">
          <text:p text:style-name="P1"><text:span text:style-name="T3">div .tile</text:span></text:p>
        </draw:rect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rect draw:style-name="gr3" draw:text-style-name="P2" draw:layer="layout" svg:width="8.255cm" svg:height="1.588cm" svg:x="1.133cm" svg:y="0.928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<text:span text:style-name="T1">classes/charSheet</text:span></text:p>
        </draw:rect>
        <draw:custom-shape draw:style-name="gr28" draw:text-style-name="P1" draw:layer="layout" svg:width="5.398cm" svg:height="1.27cm" svg:x="3.492cm" svg:y="4.127cm">
          <text:p text:style-name="P1">#characterSheet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5.398cm" svg:height="1.27cm" svg:x="7.437cm" svg:y="6.127cm">
          <text:p text:style-name="P1">#charStats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5.398cm" svg:height="1.27cm" svg:x="7.455cm" svg:y="7.637cm">
          <text:p text:style-name="P1">#charAbilities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5.398cm" svg:height="1.27cm" svg:x="7.49cm" svg:y="9.125cm">
          <text:p text:style-name="P1">#charHealth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5.398cm" svg:height="1.27cm" svg:x="7.492cm" svg:y="10.627cm">
          <text:p text:style-name="P1">#charSkills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5.398cm" svg:height="1.27cm" svg:x="7.492cm" svg:y="12.127cm">
          <text:p text:style-name="P1">#charCombat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5.398cm" svg:height="1.27cm" svg:x="7.492cm" svg:y="13.627cm">
          <text:p text:style-name="P1">#charEquipment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5.398cm" svg:height="1.27cm" svg:x="7.492cm" svg:y="15.127cm">
          <text:p text:style-name="P1">#charMagic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Presentation-background" style:family="presentation">
      <style:graphic-properties draw:stroke="none" draw:fill="none"/>
      <style:text-properties style:letter-kerning="true"/>
    </style:style>
    <style:style style:name="Blank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ank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Presentation-outline1" style:family="presentation">
      <style:graphic-properties draw:stroke="none" draw:fill="none">
        <text:list-style style:name="Blank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Presentation-outline2" style:family="presentation" style:parent-style-name="Blank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nkPresentation-outline3" style:family="presentation" style:parent-style-name="Blank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nkPresentation-outline4" style:family="presentation" style:parent-style-name="Blank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nkPresentation-outline5" style:family="presentation" style:parent-style-name="Blank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6" style:family="presentation" style:parent-style-name="Blank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7" style:family="presentation" style:parent-style-name="Blank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8" style:family="presentation" style:parent-style-name="Blank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9" style:family="presentation" style:parent-style-name="Blank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subtitle" style:family="presentation">
      <style:graphic-properties draw:stroke="none" draw:fill="none" draw:textarea-vertical-align="middle">
        <text:list-style style:name="Blank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Presentation-title" style:family="presentation">
      <style:graphic-properties draw:stroke="none" draw:fill="none" draw:textarea-vertical-align="middle">
        <text:list-style style:name="Blank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Present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BlankPresentation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Presentation" style:page-layout-name="PM1" draw:style-name="Mdp1">
      <draw:frame presentation:style-name="BlankPresentation-title" draw:layer="backgroundobjects" svg:width="25.199cm" svg:height="3.506cm" svg:x="1.4cm" svg:y="0.837cm" presentation:class="title" presentation:placeholder="true">
        <draw:text-box/>
      </draw:frame>
      <draw:frame presentation:style-name="BlankPresentation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ankPresentation-title" draw:layer="backgroundobjects" svg:width="13.968cm" svg:height="10.476cm" svg:x="3.81cm" svg:y="2.123cm" presentation:class="page"/>
        <draw:frame presentation:style-name="Blank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</meta:initial-creator>
    <meta:creation-date>2015-01-06T12:17:59.51</meta:creation-date>
    <dc:date>2015-02-04T15:29:13.63</dc:date>
    <meta:editing-duration>PT7H44M37S</meta:editing-duration>
    <meta:editing-cycles>12</meta:editing-cycles>
    <meta:generator>OpenOffice/4.1.1$Win32 OpenOffice.org_project/411m6$Build-9775</meta:generator>
    <dc:creator>james </dc:creator>
    <meta:document-statistic meta:object-count="280"/>
  </office:meta>
</office:document-meta>
</file>